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889in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order-bottom="none" fo:border-left="2.49pt solid #000000" fo:padding-bottom="0.0193in" fo:padding-left="0.0138in" fo:padding-right="0.0138in" fo:padding-top="0.0193in" fo:border-right="2.49pt solid #000000" fo:border-top="2.49pt solid #000000"/>
    </style:style>
    <style:style style:name="ce3" style:family="table-cell" style:parent-style-name="Default">
      <style:table-cell-properties fo:border-bottom="none" fo:border-left="2.49pt solid #000000" fo:padding-bottom="0.0193in" fo:padding-left="0.0138in" fo:padding-right="0.0138in" fo:padding-top="0.0193in" fo:border-right="2.49pt solid #000000" fo:border-top="none"/>
    </style:style>
    <style:style style:name="ce4" style:family="table-cell" style:parent-style-name="Default">
      <style:table-cell-properties fo:border-bottom="2.49pt solid #000000" fo:border-left="2.49pt solid #000000" fo:padding-bottom="0.0193in" fo:padding-left="0.0138in" fo:padding-right="0.0138in" fo:padding-top="0.0193in" fo:border-right="2.49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2.49pt solid #000000" fo:padding-bottom="0.0193in" fo:padding-left="0.0138in" fo:padding-right="0.0138in" fo:padding-top="0.0193in" fo:border-right="2.49pt solid #000000" fo:border-top="2.49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2.49pt solid #000000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2.49pt solid #000000" fo:border-left="2.49pt solid #000000" fo:padding-bottom="0.0193in" fo:padding-left="0.0138in" fo:padding-right="0.0138in" fo:padding-top="0.0193in" fo:border-right="none" fo:border-top="none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2.49pt solid #000000"/>
    </style:style>
    <style:style style:name="ce9" style:family="table-cell" style:parent-style-name="Default">
      <style:table-cell-properties fo:border="none"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2.49pt solid #000000" fo:border-left="none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2.49pt solid #000000"/>
    </style:style>
    <style:style style:name="ce12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none"/>
    </style:style>
    <style:style style:name="ce13" style:family="table-cell" style:parent-style-name="Default">
      <style:table-cell-properties fo:border-bottom="2.49pt solid #000000" fo:border-left="none" fo:padding-bottom="0.0193in" fo:padding-left="0.0138in" fo:padding-right="0.0138in" fo:padding-top="0.0193in" fo:border-right="2.49pt solid #000000" fo:border-top="none"/>
    </style:style>
    <style:style style:name="ce14" style:family="table-cell" style:parent-style-name="Default" style:data-style-name="N1">
      <style:table-cell-properties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Small</text:p>
          </table:table-cell>
          <table:table-cell table:number-columns-repeated="2"/>
          <table:table-cell office:value-type="string">
            <text:p>Long</text:p>
          </table:table-cell>
          <table:table-cell table:number-columns-repeated="2"/>
          <table:table-cell office:value-type="string">
            <text:p>Zero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ce5" office:value-type="string" table:number-columns-spanned="3" table:number-rows-spanned="1">
            <text:p>Endstop A</text:p>
          </table:table-cell>
          <table:covered-table-cell table:style-name="ce8"/>
          <table:covered-table-cell table:style-name="ce11"/>
          <table:table-cell table:style-name="ce5" office:value-type="string" table:number-columns-spanned="3" table:number-rows-spanned="1">
            <text:p>Endstop B</text:p>
          </table:table-cell>
          <table:covered-table-cell table:style-name="ce8"/>
          <table:covered-table-cell table:style-name="ce11"/>
          <table:table-cell table:style-name="ce5" office:value-type="string" table:number-columns-spanned="3" table:number-rows-spanned="1">
            <text:p>Zero</text:p>
          </table:table-cell>
          <table:covered-table-cell table:style-name="ce8"/>
          <table:covered-table-cell table:style-name="ce11"/>
          <table:table-cell office:value-type="string">
            <text:p>Slope</text:p>
          </table:table-cell>
          <table:table-cell office:value-type="string">
            <text:p>offset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" office:value-type="string">
            <text:p>DOFs</text:p>
          </table:table-cell>
          <table:table-cell table:style-name="ce6" office:value-type="string">
            <text:p>CAD</text:p>
          </table:table-cell>
          <table:table-cell table:style-name="ce9" office:value-type="string">
            <text:p>Measure</text:p>
          </table:table-cell>
          <table:table-cell table:style-name="ce12" office:value-type="string">
            <text:p>Pot Val</text:p>
          </table:table-cell>
          <table:table-cell table:style-name="ce6" office:value-type="string">
            <text:p>CAD</text:p>
          </table:table-cell>
          <table:table-cell table:style-name="ce9" office:value-type="string">
            <text:p>Measure</text:p>
          </table:table-cell>
          <table:table-cell table:style-name="ce12" office:value-type="string">
            <text:p>Pot Val</text:p>
          </table:table-cell>
          <table:table-cell table:style-name="ce6" office:value-type="string">
            <text:p>CAD</text:p>
          </table:table-cell>
          <table:table-cell table:style-name="ce9" office:value-type="string">
            <text:p>Measure</text:p>
          </table:table-cell>
          <table:table-cell table:style-name="ce12" office:value-type="string">
            <text:p>Pot Val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L_SFE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17545">
            <text:p>-175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994">
            <text:p>20994</text:p>
          </table:table-cell>
          <table:table-cell office:value-type="float" office:value="0">
            <text:p>0</text:p>
          </table:table-cell>
          <table:table-cell/>
          <table:table-cell office:value-type="float" office:value="5184">
            <text:p>5184</text:p>
          </table:table-cell>
          <table:table-cell table:style-name="ce14" table:formula="of:=([.I6]-[.F6])/(([.H6]-[.E6])/180*3.1415)" office:value-type="float" office:value="18401.5597644437">
            <text:p>18402</text:p>
          </table:table-cell>
          <table:table-cell table:formula="of:=-([.K6]/180*3.1415)*[.M6]+[.L6]" office:value-type="float" office:value="5184">
            <text:p>5184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L_SAA</text:p>
          </table:table-cell>
          <table:table-cell table:number-columns-repeated="2" office:value-type="float" office:value="0">
            <text:p>0</text:p>
          </table:table-cell>
          <table:table-cell office:value-type="float" office:value="-12826">
            <text:p>-12826</text:p>
          </table:table-cell>
          <table:table-cell table:number-columns-repeated="2" office:value-type="float" office:value="110">
            <text:p>110</text:p>
          </table:table-cell>
          <table:table-cell office:value-type="float" office:value="21838">
            <text:p>21838</text:p>
          </table:table-cell>
          <table:table-cell office:value-type="float" office:value="0">
            <text:p>0</text:p>
          </table:table-cell>
          <table:table-cell/>
          <table:table-cell office:value-type="float" office:value="-12831">
            <text:p>-12831</text:p>
          </table:table-cell>
          <table:table-cell table:style-name="ce14" table:formula="of:=([.I7]-[.F7])/(([.H7]-[.E7])/180*3.1415)" office:value-type="float" office:value="18055.995254149">
            <text:p>18056</text:p>
          </table:table-cell>
          <table:table-cell table:formula="of:=-([.K7]/180*3.1415)*[.M7]+[.L7]" office:value-type="float" office:value="-12831">
            <text:p>-12831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L_HR</text:p>
          </table:table-cell>
          <table:table-cell table:number-columns-repeated="2" office:value-type="float" office:value="-45">
            <text:p>-45</text:p>
          </table:table-cell>
          <table:table-cell office:value-type="float" office:value="-13435">
            <text:p>-13435</text:p>
          </table:table-cell>
          <table:table-cell table:number-columns-repeated="2" office:value-type="float" office:value="45">
            <text:p>45</text:p>
          </table:table-cell>
          <table:table-cell office:value-type="float" office:value="11371">
            <text:p>11371</text:p>
          </table:table-cell>
          <table:table-cell office:value-type="float" office:value="0">
            <text:p>0</text:p>
          </table:table-cell>
          <table:table-cell/>
          <table:table-cell office:value-type="float" office:value="3199">
            <text:p>3199</text:p>
          </table:table-cell>
          <table:table-cell table:style-name="ce14" table:formula="of:=([.I8]-[.F8])/(([.H8]-[.E8])/180*3.1415)" office:value-type="float" office:value="15792.4558332007">
            <text:p>15792</text:p>
          </table:table-cell>
          <table:table-cell table:formula="of:=-([.K8]/180*3.1415)*[.M8]+[.L8]" office:value-type="float" office:value="3199">
            <text:p>3199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L_EB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-16082">
            <text:p>-16082</text:p>
          </table:table-cell>
          <table:table-cell table:number-columns-repeated="2" office:value-type="float" office:value="0">
            <text:p>0</text:p>
          </table:table-cell>
          <table:table-cell office:value-type="float" office:value="22316">
            <text:p>22316</text:p>
          </table:table-cell>
          <table:table-cell office:value-type="float" office:value="0">
            <text:p>0</text:p>
          </table:table-cell>
          <table:table-cell/>
          <table:table-cell office:value-type="float" office:value="-13855">
            <text:p>-13855</text:p>
          </table:table-cell>
          <table:table-cell table:style-name="ce14" table:formula="of:=([.I9]-[.F9])/(([.H9]-[.E9])/180*3.1415)" office:value-type="float" office:value="18334.2352379437">
            <text:p>18334</text:p>
          </table:table-cell>
          <table:table-cell table:formula="of:=-([.K9]/180*3.1415)*[.M9]+[.L9]" office:value-type="float" office:value="-13855">
            <text:p>-13855</text:p>
          </table:table-cell>
          <table:table-cell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L_WR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5689">
            <text:p>-5689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1912">
            <text:p>11912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-1025">
            <text:p>-1025</text:p>
          </table:table-cell>
          <table:table-cell table:style-name="ce14" table:formula="of:=([.I10]-[.F10])/(([.H10]-[.E10])/180*3.1415)" office:value-type="float" office:value="11205.4750915168">
            <text:p>11205</text:p>
          </table:table-cell>
          <table:table-cell table:formula="of:=-([.K10]/180*3.1415)*[.M10]+[.L10]" office:value-type="float" office:value="-1025">
            <text:p>-1025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L_WFE</text:p>
          </table:table-cell>
          <table:table-cell table:number-columns-repeated="2" table:style-name="ce1" office:value-type="float" office:value="-45">
            <text:p>-45</text:p>
          </table:table-cell>
          <table:table-cell office:value-type="float" office:value="-28568">
            <text:p>-28568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6894">
            <text:p>6894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3731">
            <text:p>3731</text:p>
          </table:table-cell>
          <table:table-cell table:style-name="ce14" table:formula="of:=([.I11]-[.F11])/(([.H11]-[.E11])/180*3.1415)" office:value-type="float" office:value="22576.4762056342">
            <text:p>22576</text:p>
          </table:table-cell>
          <table:table-cell table:formula="of:=-([.K11]/180*3.1415)*[.M11]+[.L11]" office:value-type="float" office:value="3731">
            <text:p>3731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L_WAA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6943">
            <text:p>-6943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8115">
            <text:p>18115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5909">
            <text:p>5909</text:p>
          </table:table-cell>
          <table:table-cell table:style-name="ce14" table:formula="of:=([.I12]-[.F12])/(([.H12]-[.E12])/180*3.1415)" office:value-type="float" office:value="15952.8887474137">
            <text:p>15953</text:p>
          </table:table-cell>
          <table:table-cell table:formula="of:=-([.K12]/180*3.1415)*[.M12]+[.L12]" office:value-type="float" office:value="5909">
            <text:p>5909</text:p>
          </table:table-cell>
          <table:table-cell table:style-name="ce1"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_SFE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17912">
            <text:p>-179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878">
            <text:p>18878</text:p>
          </table:table-cell>
          <table:table-cell office:value-type="float" office:value="0">
            <text:p>0</text:p>
          </table:table-cell>
          <table:table-cell/>
          <table:table-cell office:value-type="float" office:value="-4027">
            <text:p>-4027</text:p>
          </table:table-cell>
          <table:table-cell table:style-name="ce14" table:formula="of:=([.I14]-[.F14])/(([.H14]-[.E14])/180*3.1415)" office:value-type="float" office:value="17566.4491484959">
            <text:p>17566</text:p>
          </table:table-cell>
          <table:table-cell table:formula="of:=-([.K14]/180*3.1415)*[.M14]+[.L14]" office:value-type="float" office:value="-4027">
            <text:p>-4027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R_SAA</text:p>
          </table:table-cell>
          <table:table-cell table:number-columns-repeated="2" office:value-type="float" office:value="0">
            <text:p>0</text:p>
          </table:table-cell>
          <table:table-cell office:value-type="float" office:value="-14622">
            <text:p>-14622</text:p>
          </table:table-cell>
          <table:table-cell table:number-columns-repeated="2" office:value-type="float" office:value="110">
            <text:p>110</text:p>
          </table:table-cell>
          <table:table-cell office:value-type="float" office:value="20790">
            <text:p>20790</text:p>
          </table:table-cell>
          <table:table-cell office:value-type="float" office:value="0">
            <text:p>0</text:p>
          </table:table-cell>
          <table:table-cell/>
          <table:table-cell office:value-type="float" office:value="20794">
            <text:p>20794</text:p>
          </table:table-cell>
          <table:table-cell table:style-name="ce14" table:formula="of:=([.I15]-[.F15])/(([.H15]-[.E15])/180*3.1415)" office:value-type="float" office:value="18445.618045809">
            <text:p>18446</text:p>
          </table:table-cell>
          <table:table-cell table:formula="of:=-([.K15]/180*3.1415)*[.M15]+[.L15]" office:value-type="float" office:value="20794">
            <text:p>20794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R_HR</text:p>
          </table:table-cell>
          <table:table-cell table:number-columns-repeated="2" office:value-type="float" office:value="-45">
            <text:p>-45</text:p>
          </table:table-cell>
          <table:table-cell office:value-type="float" office:value="-21395">
            <text:p>-21395</text:p>
          </table:table-cell>
          <table:table-cell table:number-columns-repeated="2" office:value-type="float" office:value="45">
            <text:p>45</text:p>
          </table:table-cell>
          <table:table-cell office:value-type="float" office:value="7991">
            <text:p>7991</text:p>
          </table:table-cell>
          <table:table-cell office:value-type="float" office:value="0">
            <text:p>0</text:p>
          </table:table-cell>
          <table:table-cell/>
          <table:table-cell office:value-type="float" office:value="-10036">
            <text:p>-10036</text:p>
          </table:table-cell>
          <table:table-cell table:style-name="ce14" table:formula="of:=([.I16]-[.F16])/(([.H16]-[.E16])/180*3.1415)" office:value-type="float" office:value="18708.2603851663">
            <text:p>18708</text:p>
          </table:table-cell>
          <table:table-cell table:formula="of:=-([.K16]/180*3.1415)*[.M16]+[.L16]" office:value-type="float" office:value="-10036">
            <text:p>-10036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R_EB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-24108">
            <text:p>-24108</text:p>
          </table:table-cell>
          <table:table-cell table:number-columns-repeated="2" office:value-type="float" office:value="0">
            <text:p>0</text:p>
          </table:table-cell>
          <table:table-cell office:value-type="float" office:value="14479">
            <text:p>14479</text:p>
          </table:table-cell>
          <table:table-cell office:value-type="float" office:value="0">
            <text:p>0</text:p>
          </table:table-cell>
          <table:table-cell/>
          <table:table-cell office:value-type="float" office:value="11267">
            <text:p>11267</text:p>
          </table:table-cell>
          <table:table-cell table:style-name="ce14" office:value-type="float" office:value="17726">
            <text:p>17726</text:p>
          </table:table-cell>
          <table:table-cell table:formula="of:=-([.K17]/180*3.1415)*[.M17]+[.L17]" office:value-type="float" office:value="11267">
            <text:p>11267</text:p>
          </table:table-cell>
          <table:table-cell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R_WR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11587">
            <text:p>-11587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2140">
            <text:p>12140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-2356">
            <text:p>-2356</text:p>
          </table:table-cell>
          <table:table-cell table:style-name="ce14" table:formula="of:=([.I18]-[.F18])/(([.H18]-[.E18])/180*3.1415)" office:value-type="float" office:value="15105.5228394079">
            <text:p>15106</text:p>
          </table:table-cell>
          <table:table-cell table:formula="of:=-([.K18]/180*3.1415)*[.M18]+[.L18]" office:value-type="float" office:value="-2356">
            <text:p>-2356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R_WFE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30242">
            <text:p>-30242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5480">
            <text:p>5480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11276">
            <text:p>11276</text:p>
          </table:table-cell>
          <table:table-cell table:style-name="ce14" table:formula="of:=([.I19]-[.F19])/(([.H19]-[.E19])/180*3.1415)" office:value-type="float" office:value="22742.0022282349">
            <text:p>22742</text:p>
          </table:table-cell>
          <table:table-cell table:formula="of:=-([.K19]/180*3.1415)*[.M19]+[.L19]" office:value-type="float" office:value="11276">
            <text:p>11276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R_WAA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6031">
            <text:p>-6031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9433">
            <text:p>19433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11733">
            <text:p>11733</text:p>
          </table:table-cell>
          <table:table-cell table:style-name="ce14" table:formula="of:=([.I20]-[.F20])/(([.H20]-[.E20])/180*3.1415)" office:value-type="float" office:value="16211.3639980901">
            <text:p>16211</text:p>
          </table:table-cell>
          <table:table-cell table:formula="of:=-([.K20]/180*3.1415)*[.M20]+[.L20]" office:value-type="float" office:value="11733">
            <text:p>11733</text:p>
          </table:table-cell>
          <table:table-cell table:style-name="ce1"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L_H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27752">
            <text:p>-27752</text:p>
          </table:table-cell>
          <table:table-cell table:number-columns-repeated="2" table:style-name="ce6" office:value-type="float" office:value="90">
            <text:p>90</text:p>
          </table:table-cell>
          <table:table-cell table:style-name="ce12" office:value-type="float" office:value="9544">
            <text:p>9544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19409">
            <text:p>-19409</text:p>
          </table:table-cell>
          <table:table-cell table:style-name="ce14" table:formula="of:=([.I22]-[.F22])/(([.H22]-[.E22])/180*3.1415)" office:value-type="float" office:value="17808.0534776381">
            <text:p>17808</text:p>
          </table:table-cell>
          <table:table-cell table:formula="of:=-([.K22]/180*3.1415)*[.M22]+[.L22]" office:value-type="float" office:value="-19409">
            <text:p>-1940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HAA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7272">
            <text:p>-7272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6837">
            <text:p>683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3024">
            <text:p>-3024</text:p>
          </table:table-cell>
          <table:table-cell table:style-name="ce14" table:formula="of:=([.I23]-[.F23])/(([.H23]-[.E23])/180*3.1415)" office:value-type="float" office:value="17964.6665605602">
            <text:p>17965</text:p>
          </table:table-cell>
          <table:table-cell table:formula="of:=-([.K23]/180*3.1415)*[.M23]+[.L23]" office:value-type="float" office:value="-3024">
            <text:p>-302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HFR</text:p>
          </table:table-cell>
          <table:table-cell table:number-columns-repeated="2" table:style-name="ce6" office:value-type="float" office:value="-25">
            <text:p>-25</text:p>
          </table:table-cell>
          <table:table-cell table:style-name="ce12" office:value-type="float" office:value="-5124">
            <text:p>-5124</text:p>
          </table:table-cell>
          <table:table-cell table:number-columns-repeated="2" table:style-name="ce6" office:value-type="float" office:value="25">
            <text:p>25</text:p>
          </table:table-cell>
          <table:table-cell table:style-name="ce12" office:value-type="float" office:value="9161">
            <text:p>916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2020">
            <text:p>2020</text:p>
          </table:table-cell>
          <table:table-cell table:style-name="ce14" table:formula="of:=([.I24]-[.F24])/(([.H24]-[.E24])/180*3.1415)" office:value-type="float" office:value="16369.8869966576">
            <text:p>16370</text:p>
          </table:table-cell>
          <table:table-cell table:formula="of:=-([.K24]/180*3.1415)*[.M24]+[.L24]" office:value-type="float" office:value="2020">
            <text:p>202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KF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12" office:value-type="float" office:value="-26031">
            <text:p>-26031</text:p>
          </table:table-cell>
          <table:table-cell table:number-columns-repeated="2" table:style-name="ce6" office:value-type="float" office:value="119">
            <text:p>119</text:p>
          </table:table-cell>
          <table:table-cell table:style-name="ce12" office:value-type="float" office:value="13643">
            <text:p>13643</text:p>
          </table:table-cell>
          <table:table-cell table:style-name="ce6" office:value-type="float" office:value="60">
            <text:p>60</text:p>
          </table:table-cell>
          <table:table-cell table:style-name="ce9" office:value-type="float" office:value="60">
            <text:p>60</text:p>
          </table:table-cell>
          <table:table-cell office:value-type="float" office:value="12327">
            <text:p>12327</text:p>
          </table:table-cell>
          <table:table-cell table:style-name="ce14" table:formula="of:=([.I25]-[.F25])/(([.H25]-[.E25])/180*3.1415)" office:value-type="float" office:value="18943.4983288238">
            <text:p>18943</text:p>
          </table:table-cell>
          <table:table-cell table:formula="of:=-([.K25]/180*3.1415)*[.M25]+[.L25]" office:value-type="float" office:value="-7510">
            <text:p>-751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AR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3325">
            <text:p>3325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12596">
            <text:p>1259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9096">
            <text:p>9096</text:p>
          </table:table-cell>
          <table:table-cell table:style-name="ce14" table:formula="of:=([.I26]-[.F26])/(([.H26]-[.E26])/180*3.1415)" office:value-type="float" office:value="17706.8279484323">
            <text:p>17707</text:p>
          </table:table-cell>
          <table:table-cell table:formula="of:=-([.K26]/180*3.1415)*[.M26]+[.L26]" office:value-type="float" office:value="9096">
            <text:p>9096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A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7645">
            <text:p>-7645</text:p>
          </table:table-cell>
          <table:table-cell table:number-columns-repeated="2" table:style-name="ce6" office:value-type="float" office:value="40">
            <text:p>40</text:p>
          </table:table-cell>
          <table:table-cell table:style-name="ce12" office:value-type="float" office:value="13930">
            <text:p>13930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5637">
            <text:p>5637</text:p>
          </table:table-cell>
          <table:table-cell table:style-name="ce14" table:formula="of:=([.I27]-[.F27])/(([.H27]-[.E27])/180*3.1415)" office:value-type="float" office:value="17659.8985925741">
            <text:p>17660</text:p>
          </table:table-cell>
          <table:table-cell table:formula="of:=-([.K27]/180*3.1415)*[.M27]+[.L27]" office:value-type="float" office:value="5637">
            <text:p>5637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AAA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-2640">
            <text:p>-2640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7308">
            <text:p>730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2676">
            <text:p>2676</text:p>
          </table:table-cell>
          <table:table-cell table:style-name="ce14" table:formula="of:=([.I28]-[.F28])/(([.H28]-[.E28])/180*3.1415)" office:value-type="float" office:value="18999.8408403629">
            <text:p>19000</text:p>
          </table:table-cell>
          <table:table-cell table:formula="of:=-([.K28]/180*3.1415)*[.M28]+[.L28]" office:value-type="float" office:value="2676">
            <text:p>2676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/>
          <table:table-cell table:style-name="ce9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number-columns-repeated="2"/>
          <table:table-cell table:style-name="ce3" office:value-type="string">
            <text:p>R_H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25877">
            <text:p>-25877</text:p>
          </table:table-cell>
          <table:table-cell table:number-columns-repeated="2" table:style-name="ce6" office:value-type="float" office:value="90">
            <text:p>90</text:p>
          </table:table-cell>
          <table:table-cell table:style-name="ce12" office:value-type="float" office:value="12788">
            <text:p>1278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3632">
            <text:p>3632</text:p>
          </table:table-cell>
          <table:table-cell table:style-name="ce14" table:formula="of:=([.I30]-[.F30])/(([.H30]-[.E30])/180*3.1415)" office:value-type="float" office:value="18461.7221072736">
            <text:p>18462</text:p>
          </table:table-cell>
          <table:table-cell table:formula="of:=-([.K30]/180*3.1415)*[.M30]+[.L30]" office:value-type="float" office:value="3632">
            <text:p>3632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HAA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15324">
            <text:p>-15324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-1077">
            <text:p>-107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6154">
            <text:p>-6154</text:p>
          </table:table-cell>
          <table:table-cell table:style-name="ce14" table:formula="of:=([.I31]-[.F31])/(([.H31]-[.E31])/180*3.1415)" office:value-type="float" office:value="18140.3787999363">
            <text:p>18140</text:p>
          </table:table-cell>
          <table:table-cell table:formula="of:=-([.K31]/180*3.1415)*[.M31]+[.L31]" office:value-type="float" office:value="-6154">
            <text:p>-615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HFR</text:p>
          </table:table-cell>
          <table:table-cell table:number-columns-repeated="2" table:style-name="ce6" office:value-type="float" office:value="-25">
            <text:p>-25</text:p>
          </table:table-cell>
          <table:table-cell table:style-name="ce12" office:value-type="float" office:value="-14543">
            <text:p>-14543</text:p>
          </table:table-cell>
          <table:table-cell table:number-columns-repeated="2" table:style-name="ce6" office:value-type="float" office:value="25">
            <text:p>25</text:p>
          </table:table-cell>
          <table:table-cell table:style-name="ce12" office:value-type="float" office:value="-24376">
            <text:p>-2437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15711">
            <text:p>-15711</text:p>
          </table:table-cell>
          <table:table-cell table:style-name="ce14" table:formula="of:=([.I32]-[.F32])/(([.H32]-[.E32])/180*3.1415)" office:value-type="float" office:value="-11268.1203246857">
            <text:p>-11268</text:p>
          </table:table-cell>
          <table:table-cell table:formula="of:=-([.K32]/180*3.1415)*[.M32]+[.L32]" office:value-type="float" office:value="-15711">
            <text:p>-15711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KF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12" office:value-type="float" office:value="-17043">
            <text:p>-17043</text:p>
          </table:table-cell>
          <table:table-cell table:number-columns-repeated="2" table:style-name="ce6" office:value-type="float" office:value="119">
            <text:p>119</text:p>
          </table:table-cell>
          <table:table-cell table:style-name="ce12" office:value-type="float" office:value="21105">
            <text:p>21105</text:p>
          </table:table-cell>
          <table:table-cell table:style-name="ce6" office:value-type="float" office:value="60">
            <text:p>60</text:p>
          </table:table-cell>
          <table:table-cell table:style-name="ce9" office:value-type="float" office:value="60">
            <text:p>60</text:p>
          </table:table-cell>
          <table:table-cell office:value-type="float" office:value="-15326">
            <text:p>-15326</text:p>
          </table:table-cell>
          <table:table-cell table:style-name="ce14" table:formula="of:=([.I33]-[.F33])/(([.H33]-[.E33])/180*3.1415)" office:value-type="float" office:value="18214.8655101066">
            <text:p>18215</text:p>
          </table:table-cell>
          <table:table-cell table:formula="of:=-([.K33]/180*3.1415)*[.M33]+[.L33]" office:value-type="float" office:value="-34400">
            <text:p>-3440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AR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-240">
            <text:p>-240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9036">
            <text:p>903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6333">
            <text:p>6333</text:p>
          </table:table-cell>
          <table:table-cell table:style-name="ce14" table:formula="of:=([.I34]-[.F34])/(([.H34]-[.E34])/180*3.1415)" office:value-type="float" office:value="17716.3775266592">
            <text:p>17716</text:p>
          </table:table-cell>
          <table:table-cell table:formula="of:=-([.K34]/180*3.1415)*[.M34]+[.L34]" office:value-type="float" office:value="6333">
            <text:p>6333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A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11748">
            <text:p>-11748</text:p>
          </table:table-cell>
          <table:table-cell table:number-columns-repeated="2" table:style-name="ce6" office:value-type="float" office:value="40">
            <text:p>40</text:p>
          </table:table-cell>
          <table:table-cell table:style-name="ce12" office:value-type="float" office:value="10547">
            <text:p>1054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2305">
            <text:p>-2305</text:p>
          </table:table-cell>
          <table:table-cell table:style-name="ce14" table:formula="of:=([.I35]-[.F35])/(([.H35]-[.E35])/180*3.1415)" office:value-type="float" office:value="18249.2439917237">
            <text:p>18249</text:p>
          </table:table-cell>
          <table:table-cell table:formula="of:=-([.K35]/180*3.1415)*[.M35]+[.L35]" office:value-type="float" office:value="-2305">
            <text:p>-2305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AAA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-7255">
            <text:p>-7255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3246">
            <text:p>324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2051">
            <text:p>-2051</text:p>
          </table:table-cell>
          <table:table-cell table:style-name="ce14" table:formula="of:=([.I36]-[.F36])/(([.H36]-[.E36])/180*3.1415)" office:value-type="float" office:value="20056.0241922648">
            <text:p>20056</text:p>
          </table:table-cell>
          <table:table-cell table:formula="of:=-([.K36]/180*3.1415)*[.M36]+[.L36]" office:value-type="float" office:value="-2051">
            <text:p>-2051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/>
          <table:table-cell table:style-name="ce6"/>
          <table:table-cell table:style-name="ce9"/>
          <table:table-cell table:style-name="ce12"/>
          <table:table-cell table:style-name="ce6"/>
          <table:table-cell table:style-name="ce9"/>
          <table:table-cell table:style-name="ce12"/>
          <table:table-cell table:style-name="ce6"/>
          <table:table-cell table:style-name="ce9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number-columns-repeated="2"/>
          <table:table-cell table:style-name="ce3" office:value-type="string">
            <text:p>B_TR</text:p>
          </table:table-cell>
          <table:table-cell table:style-name="ce6" office:value-type="float" office:value="-27.5">
            <text:p>-27.5</text:p>
          </table:table-cell>
          <table:table-cell table:style-name="ce9" office:value-type="float" office:value="-27.5">
            <text:p>-27.5</text:p>
          </table:table-cell>
          <table:table-cell table:style-name="ce12" office:value-type="float" office:value="-6218">
            <text:p>-6218</text:p>
          </table:table-cell>
          <table:table-cell table:style-name="ce6" office:value-type="float" office:value="27.5">
            <text:p>27.5</text:p>
          </table:table-cell>
          <table:table-cell table:style-name="ce9" office:value-type="float" office:value="27.5">
            <text:p>27.5</text:p>
          </table:table-cell>
          <table:table-cell table:style-name="ce12" office:value-type="float" office:value="7305">
            <text:p>7305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3256">
            <text:p>-3256</text:p>
          </table:table-cell>
          <table:table-cell table:style-name="ce14" table:formula="of:=([.I38]-[.F38])/(([.H38]-[.E38])/180*3.1415)" office:value-type="float" office:value="14087.8850578039">
            <text:p>14088</text:p>
          </table:table-cell>
          <table:table-cell office:value-type="float" office:value="2909">
            <text:p>290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B_TAA</text:p>
          </table:table-cell>
          <table:table-cell table:style-name="ce6" office:value-type="float" office:value="-17.5">
            <text:p>-17.5</text:p>
          </table:table-cell>
          <table:table-cell table:style-name="ce9" office:value-type="float" office:value="-17.5">
            <text:p>-17.5</text:p>
          </table:table-cell>
          <table:table-cell table:style-name="ce12" office:value-type="float" office:value="-4151">
            <text:p>-4151</text:p>
          </table:table-cell>
          <table:table-cell table:style-name="ce6" office:value-type="float" office:value="17.5">
            <text:p>17.5</text:p>
          </table:table-cell>
          <table:table-cell table:style-name="ce9" office:value-type="float" office:value="17.5">
            <text:p>17.5</text:p>
          </table:table-cell>
          <table:table-cell table:style-name="ce12" office:value-type="float" office:value="6404">
            <text:p>6404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377">
            <text:p>1377</text:p>
          </table:table-cell>
          <table:table-cell table:style-name="ce14" table:formula="of:=([.I39]-[.F39])/(([.H39]-[.E39])/180*3.1415)" office:value-type="float" office:value="17279.2796889566">
            <text:p>17279</text:p>
          </table:table-cell>
          <table:table-cell office:value-type="float" office:value="1344">
            <text:p>134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4" office:value-type="string">
            <text:p>B_TFE</text:p>
          </table:table-cell>
          <table:table-cell table:style-name="ce7" office:value-type="float" office:value="-35">
            <text:p>-35</text:p>
          </table:table-cell>
          <table:table-cell table:style-name="ce10" office:value-type="float" office:value="-35">
            <text:p>-35</text:p>
          </table:table-cell>
          <table:table-cell table:style-name="ce13" office:value-type="float" office:value="-1593">
            <text:p>-1593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-15983">
            <text:p>-15983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-7995">
            <text:p>-7995</text:p>
          </table:table-cell>
          <table:table-cell table:style-name="ce14" table:formula="of:=([.I40]-[.F40])/(([.H40]-[.E40])/180*3.1415)" office:value-type="float" office:value="-18322.4574247971">
            <text:p>-18322</text:p>
          </table:table-cell>
          <table:table-cell office:value-type="float" office:value="-6754">
            <text:p>-6754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Righetti</meta:initial-creator>
    <meta:creation-date>2013-03-04T11:59:27</meta:creation-date>
    <dc:date>2015-12-06T19:54:24</dc:date>
    <dc:creator>Akshara </dc:creator>
    <meta:editing-duration>P1DT13H4M32S</meta:editing-duration>
    <meta:editing-cycles>57</meta:editing-cycles>
    <meta:generator>LibreOffice/3.5$Linux_X86_64 LibreOffice_project/350m1$Build-2</meta:generator>
    <meta:document-statistic meta:table-count="3" meta:cell-count="390" meta:object-count="0"/>
  </office:meta>
</office:document-meta>
</file>